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c8b1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officeooo:rsid="000a14f6"/>
    </style:style>
    <style:style style:name="T146" style:family="text">
      <style:text-properties officeooo:rsid="005714b7"/>
    </style:style>
    <style:style style:name="T147" style:family="text">
      <style:text-properties officeooo:rsid="00880dbe"/>
    </style:style>
    <style:style style:name="T148" style:family="text">
      <style:text-properties officeooo:rsid="007c6d62"/>
    </style:style>
    <style:style style:name="T149" style:family="text">
      <style:text-properties officeooo:rsid="01e21ff5"/>
    </style:style>
    <style:style style:name="T150" style:family="text">
      <style:text-properties officeooo:rsid="0233449b"/>
    </style:style>
    <style:style style:name="T151" style:family="text">
      <style:text-properties officeooo:rsid="02317916"/>
    </style:style>
    <style:style style:name="T152" style:family="text">
      <style:text-properties officeooo:rsid="0063a409"/>
    </style:style>
    <style:style style:name="T153" style:family="text">
      <style:text-properties officeooo:rsid="034a2232"/>
    </style:style>
    <style:style style:name="T154" style:family="text">
      <style:text-properties officeooo:rsid="0387836c"/>
    </style:style>
    <style:style style:name="T155" style:family="text">
      <style:text-properties officeooo:rsid="03b4652d"/>
    </style:style>
    <style:style style:name="T156" style:family="text">
      <style:text-properties officeooo:rsid="03e46f2c"/>
    </style:style>
    <style:style style:name="T157" style:family="text">
      <style:text-properties officeooo:rsid="023d18e5"/>
    </style:style>
    <style:style style:name="T158" style:family="text">
      <style:text-properties officeooo:rsid="00836784"/>
    </style:style>
    <style:style style:name="T159" style:family="text">
      <style:text-properties officeooo:rsid="036e9576"/>
    </style:style>
    <style:style style:name="T160" style:family="text">
      <style:text-properties officeooo:rsid="041b89ea"/>
    </style:style>
    <style:style style:name="T161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55">Esser-</text:span>Skala, 201<text:span text:style-name="T156">9</text:span></text:p>
      <text:p text:style-name="P17"/>
      <text:p text:style-name="P17"/>
      <text:p text:style-name="P12">© 201<text:span text:style-name="T156">9</text:span> by Wolfgang <text:span text:style-name="T155">Esser-</text:span>Skala. This edition is licensed under the<text:span text:style-name="T153"><text:line-break/></text:span>Creative Commons Attribution<text:span text:style-name="T147">-NonCommercial-ShareAlike</text:span> 4.0 International License.<text:span text:style-name="T153"><text:line-break/></text:span>To view a copy of this license, visit http://creativecommons.org/licenses/by<text:span text:style-name="T148">-nc-sa</text:span>/4.0/.</text:p>
      <text:p text:style-name="P11"/>
      <text:p text:style-name="P13">Music engraving by LilyPond 2.18.0 (http://www.lilypond.org).<text:span text:style-name="T146"><text:line-break/>Front matter</text:span> typeset with EB Garamond (http://www.georgduffner.at/ebgaramond).</text:p>
      <text:p text:style-name="P17"/>
      <text:p text:style-name="P10">First <text:span text:style-name="T149">version</text:span>, <text:span text:style-name="T156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52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60">http://resolver.staatsbibliothek-berlin.de/SBB0000A77E00000000<text:line-break/><text:tab/></text:span>(siglum Mus.<text:span text:style-name="T160">ms. 23262</text:span>).</text:p>
      <text:p text:style-name="P2"/>
      <text:p text:style-name="P3">In general, this edition closely follows the <text:span text:style-name="T154">manuscript</text:span>. Any changes <text:span text:style-name="T14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57"> cor, horn; fl, flute; Ms, manuscript; ob, oboe; o</text:span>rg,<text:span text:style-name="T161"> </text:span>basses and organ; <text:span text:style-name="T157">r, rest;</text:span> S,<text:span text:style-name="T161"> </text:span>soprano; T<text:span text:style-name="T158">, </text:span>tenor; <text:span text:style-name="T159">vl</text:span>, violin;<text:span text:style-name="T159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44<text:tab/>B<text:tab/>3rd quarter in Ms: g4</text:span><text:span text:style-name="T144"><text:line-break/><text:tab/>176<text:tab/>B<text:tab/>last sixteenth in Ms: b16</text:span><text:span text:style-name="T143"><text:line-break/><text:tab/>195<text:tab/>B<text:tab/>bar in Ms: B2–r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<text:soft-page-break/>Nevertheless, errors and mistakes cannot be totally excluded. Please report any errors and mistakes to <text:span text:style-name="T151">wolfgang</text:span> (at) <text:span text:style-name="T150">esser-skala</text:span>.at<text:span text:style-name="T151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55">Esser-</text:span>Skala</text:p>
      <text:p text:style-name="P23"><text:span text:style-name="T153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56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5T23:04:33.484342496</dc:date>
    <dc:creator>Wolfgang Skala</dc:creator>
    <meta:editing-duration>P12DT11H19M6S</meta:editing-duration>
    <meta:editing-cycles>1093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236" meta:character-count="6121" meta:non-whitespace-character-count="4818"/>
  </office:meta>
</office:document-meta>
</file>